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center" style:justify-single-word="false"/>
      <style:text-properties officeooo:rsid="002b95b9" officeooo:paragraph-rsid="002cd4b3"/>
    </style:style>
    <style:style style:name="P2" style:family="paragraph" style:parent-style-name="Standard">
      <style:paragraph-properties fo:line-height="150%" fo:text-align="center" style:justify-single-word="false"/>
      <style:text-properties officeooo:rsid="0032b865" officeooo:paragraph-rsid="0032b865"/>
    </style:style>
    <style:style style:name="P3" style:family="paragraph" style:parent-style-name="Standard">
      <style:paragraph-properties fo:line-height="150%" fo:text-align="start" style:justify-single-word="false"/>
      <style:text-properties officeooo:rsid="0046d7fb" officeooo:paragraph-rsid="0046d7fb"/>
    </style:style>
    <style:style style:name="P4" style:family="paragraph" style:parent-style-name="Standard">
      <style:paragraph-properties fo:line-height="150%" fo:text-align="start" style:justify-single-word="false"/>
      <style:text-properties officeooo:rsid="004b0ccd" officeooo:paragraph-rsid="004b0ccd"/>
    </style:style>
    <style:style style:name="P5" style:family="paragraph" style:parent-style-name="Standard">
      <style:paragraph-properties fo:line-height="150%" fo:text-align="start" style:justify-single-word="false"/>
      <style:text-properties officeooo:rsid="004c9940" officeooo:paragraph-rsid="004c9940"/>
    </style:style>
    <style:style style:name="P6" style:family="paragraph" style:parent-style-name="Heading_20_3">
      <style:paragraph-properties fo:line-height="150%" fo:text-align="start" style:justify-single-word="false"/>
      <style:text-properties fo:color="#ffffff" loext:opacity="100%" fo:font-style="italic" style:text-underline-style="solid" style:text-underline-width="auto" style:text-underline-color="font-color" fo:font-weight="bold" officeooo:rsid="0031b2b1" officeooo:paragraph-rsid="00353de9" fo:background-color="transparent" style:font-style-asian="italic" style:font-weight-asian="bold" style:font-style-complex="italic" style:font-weight-complex="bold"/>
    </style:style>
    <style:style style:name="P7" style:family="paragraph" style:parent-style-name="Standard">
      <style:paragraph-properties fo:line-height="150%" fo:text-align="start" style:justify-single-word="false"/>
      <style:text-properties fo:font-style="italic" officeooo:rsid="003f0313" officeooo:paragraph-rsid="003f0313" style:font-style-asian="italic" style:font-style-complex="italic"/>
    </style:style>
    <style:style style:name="P8" style:family="paragraph" style:parent-style-name="Standard">
      <style:paragraph-properties fo:line-height="150%" fo:text-align="start" style:justify-single-word="false"/>
      <style:text-properties fo:font-style="italic" officeooo:rsid="0040b257" officeooo:paragraph-rsid="0040b257" style:font-style-asian="italic" style:font-style-complex="italic"/>
    </style:style>
    <style:style style:name="P9" style:family="paragraph" style:parent-style-name="Standard" style:list-style-name="L6">
      <style:paragraph-properties fo:line-height="150%" fo:text-align="start" style:justify-single-word="false"/>
      <style:text-properties officeooo:rsid="0046d7fb" officeooo:paragraph-rsid="0046d7fb"/>
    </style:style>
    <style:style style:name="P10" style:family="paragraph" style:parent-style-name="Standard">
      <style:paragraph-properties fo:line-height="150%" fo:text-align="start" style:justify-single-word="false"/>
      <style:text-properties officeooo:rsid="0046d7fb" officeooo:paragraph-rsid="00571c4d"/>
    </style:style>
    <style:style style:name="P11" style:family="paragraph" style:parent-style-name="Standard" style:list-style-name="L7">
      <style:paragraph-properties fo:line-height="150%" fo:text-align="start" style:justify-single-word="false"/>
      <style:text-properties officeooo:rsid="004b0ccd" officeooo:paragraph-rsid="004b0ccd"/>
    </style:style>
    <style:style style:name="P12" style:family="paragraph" style:parent-style-name="Standard">
      <style:paragraph-properties fo:line-height="150%" fo:text-align="start" style:justify-single-word="false"/>
      <style:text-properties officeooo:rsid="004b0ccd" officeooo:paragraph-rsid="004b0ccd"/>
    </style:style>
    <style:style style:name="P13" style:family="paragraph" style:parent-style-name="Standard" style:list-style-name="L8">
      <style:paragraph-properties fo:line-height="150%" fo:text-align="start" style:justify-single-word="false"/>
      <style:text-properties officeooo:rsid="004ec2b5" officeooo:paragraph-rsid="004ec2b5"/>
    </style:style>
    <style:style style:name="P14" style:family="paragraph" style:parent-style-name="Standard">
      <style:paragraph-properties fo:line-height="150%" fo:text-align="start" style:justify-single-word="false"/>
      <style:text-properties officeooo:rsid="004ec2b5" officeooo:paragraph-rsid="00585e87"/>
    </style:style>
    <style:style style:name="P15" style:family="paragraph" style:parent-style-name="Standard">
      <style:paragraph-properties fo:line-height="150%" fo:text-align="start" style:justify-single-word="false"/>
      <style:text-properties officeooo:rsid="004ec2b5" officeooo:paragraph-rsid="005a03dc"/>
    </style:style>
    <style:style style:name="P16" style:family="paragraph" style:parent-style-name="Standard" style:list-style-name="L2">
      <style:paragraph-properties fo:line-height="150%" fo:text-align="start" style:justify-single-word="false"/>
      <style:text-properties fo:color="#ffffff" loext:opacity="100%" fo:font-style="italic" style:text-underline-style="solid" style:text-underline-width="auto" style:text-underline-color="font-color" fo:font-weight="normal" officeooo:rsid="003f0313" officeooo:paragraph-rsid="003f0313" fo:background-color="transparent" style:font-style-asian="italic" style:font-weight-asian="normal" style:font-style-complex="italic" style:font-weight-complex="normal"/>
    </style:style>
    <style:style style:name="P17" style:family="paragraph" style:parent-style-name="Standard">
      <style:paragraph-properties fo:line-height="150%" fo:text-align="start" style:justify-single-word="false"/>
      <style:text-properties fo:color="#ffffff" loext:opacity="100%" fo:font-style="italic" style:text-underline-style="solid" style:text-underline-width="auto" style:text-underline-color="font-color" fo:font-weight="normal" officeooo:rsid="0031b2b1" officeooo:paragraph-rsid="00353de9" fo:background-color="transparent" style:font-style-asian="italic" style:font-weight-asian="normal" style:font-style-complex="italic" style:font-weight-complex="normal"/>
    </style:style>
    <style:style style:name="P18" style:family="paragraph" style:parent-style-name="Standard">
      <style:paragraph-properties fo:line-height="150%" fo:text-align="start" style:justify-single-word="false"/>
      <style:text-properties fo:color="#ffffff" loext:opacity="100%" fo:font-style="italic" style:text-underline-style="none" fo:font-weight="normal" officeooo:rsid="0072b837" officeooo:paragraph-rsid="0072b837" fo:background-color="transparent" style:font-style-asian="italic" style:font-weight-asian="normal" style:font-style-complex="italic" style:font-weight-complex="normal"/>
    </style:style>
    <style:style style:name="P19" style:family="paragraph" style:parent-style-name="Standard">
      <style:paragraph-properties fo:line-height="150%" fo:text-align="start" style:justify-single-word="false"/>
      <style:text-properties fo:color="#ffffff" loext:opacity="100%" fo:font-style="italic" officeooo:rsid="0037b653" officeooo:paragraph-rsid="006d1d2f" fo:background-color="transparent" style:font-style-asian="italic" style:font-style-complex="italic"/>
    </style:style>
    <style:style style:name="P20" style:family="paragraph" style:parent-style-name="Standard">
      <style:paragraph-properties fo:line-height="150%" fo:text-align="start" style:justify-single-word="false"/>
      <style:text-properties fo:color="#ffffff" loext:opacity="100%" fo:font-style="italic" officeooo:rsid="0037b653" officeooo:paragraph-rsid="003bd1b0" fo:background-color="transparent" style:font-style-asian="italic" style:font-style-complex="italic"/>
    </style:style>
    <style:style style:name="P21" style:family="paragraph" style:parent-style-name="Standard">
      <style:paragraph-properties fo:line-height="150%" fo:text-align="start" style:justify-single-word="false"/>
      <style:text-properties fo:color="#ffffff" loext:opacity="100%" fo:font-style="italic" officeooo:rsid="00676095" officeooo:paragraph-rsid="00676095" fo:background-color="transparent" style:font-style-asian="italic" style:font-style-complex="italic"/>
    </style:style>
    <style:style style:name="P22" style:family="paragraph" style:parent-style-name="Standard">
      <style:paragraph-properties fo:line-height="150%" fo:text-align="start" style:justify-single-word="false"/>
      <style:text-properties fo:color="#ffffff" loext:opacity="100%" fo:font-style="italic" officeooo:rsid="0040b257" officeooo:paragraph-rsid="0040b257" fo:background-color="transparent" style:font-style-asian="italic" style:font-style-complex="italic"/>
    </style:style>
    <style:style style:name="P23" style:family="paragraph" style:parent-style-name="Standard" style:list-style-name="L4">
      <style:paragraph-properties fo:line-height="150%" fo:text-align="start" style:justify-single-word="false"/>
      <style:text-properties fo:color="#ffffff" loext:opacity="100%" fo:font-style="italic" fo:font-weight="bold" officeooo:rsid="003f0313" officeooo:paragraph-rsid="003f0313" fo:background-color="transparent" style:font-style-asian="italic" style:font-weight-asian="bold" style:font-style-complex="italic" style:font-weight-complex="bold"/>
    </style:style>
    <style:style style:name="P24" style:family="paragraph" style:parent-style-name="Standard" style:list-style-name="L3">
      <style:paragraph-properties fo:line-height="150%" fo:text-align="start" style:justify-single-word="false"/>
      <style:text-properties fo:color="#ffffff" loext:opacity="100%" fo:font-style="italic" fo:font-weight="bold" officeooo:rsid="003f0313" officeooo:paragraph-rsid="003f0313" fo:background-color="transparent" style:font-style-asian="italic" style:font-weight-asian="bold" style:font-style-complex="italic" style:font-weight-complex="bold"/>
    </style:style>
    <style:style style:name="P25" style:family="paragraph" style:parent-style-name="Standard">
      <style:paragraph-properties fo:line-height="150%" fo:text-align="start" style:justify-single-word="false"/>
      <style:text-properties fo:color="#ffffff" loext:opacity="100%" officeooo:rsid="0040358d" officeooo:paragraph-rsid="0040b257" fo:background-color="transparent"/>
    </style:style>
    <style:style style:name="P26" style:family="paragraph" style:parent-style-name="Standard">
      <style:paragraph-properties fo:line-height="150%" fo:text-align="start" style:justify-single-word="false"/>
      <style:text-properties fo:color="#ffffff" loext:opacity="100%" officeooo:rsid="00792004" officeooo:paragraph-rsid="00792004" fo:background-color="transparent"/>
    </style:style>
    <style:style style:name="P27" style:family="paragraph" style:parent-style-name="Standard" style:list-style-name="L5">
      <style:paragraph-properties fo:line-height="150%" fo:text-align="start" style:justify-single-word="false"/>
      <style:text-properties fo:color="#ffffff" loext:opacity="100%" fo:font-weight="bold" officeooo:rsid="0043abb6" officeooo:paragraph-rsid="0043abb6" fo:background-color="transparent" style:font-weight-asian="bold" style:font-weight-complex="bold"/>
    </style:style>
    <style:style style:name="P28" style:family="paragraph" style:parent-style-name="Standard">
      <style:paragraph-properties fo:line-height="150%" fo:text-align="start" style:justify-single-word="false"/>
      <style:text-properties officeooo:rsid="0081611e" officeooo:paragraph-rsid="00827522"/>
    </style:style>
    <style:style style:name="P29" style:family="paragraph" style:parent-style-name="Text_20_body">
      <style:text-properties fo:color="#ffffff" loext:opacity="100%" fo:background-color="transparent"/>
    </style:style>
    <style:style style:name="T1" style:family="text">
      <style:text-properties fo:font-style="italic" style:font-style-asian="italic" style:font-style-complex="italic"/>
    </style:style>
    <style:style style:name="T2" style:family="text">
      <style:text-properties fo:font-style="italic" officeooo:rsid="003f0313" style:font-style-asian="italic" style:font-style-complex="italic"/>
    </style:style>
    <style:style style:name="T3" style:family="text">
      <style:text-properties fo:font-style="italic" officeooo:rsid="0041f9e5" style:font-style-asian="italic" style:font-style-complex="italic"/>
    </style:style>
    <style:style style:name="T4" style:family="text">
      <style:text-properties fo:font-style="italic" officeooo:rsid="0076b9ea" style:font-style-asian="italic" style:font-style-complex="italic"/>
    </style:style>
    <style:style style:name="T5" style:family="text">
      <style:text-properties fo:font-style="italic" officeooo:rsid="0077c063" style:font-style-asian="italic" style:font-style-complex="italic"/>
    </style:style>
    <style:style style:name="T6" style:family="text">
      <style:text-properties fo:font-style="italic" officeooo:rsid="007a417c" style:font-style-asian="italic" style:font-style-complex="italic"/>
    </style:style>
    <style:style style:name="T7" style:family="text">
      <style:text-properties fo:font-style="italic" officeooo:rsid="007b9576" style:font-style-asian="italic" style:font-style-complex="italic"/>
    </style:style>
    <style:style style:name="T8" style:family="text">
      <style:text-properties fo:font-style="italic" officeooo:rsid="007da3c8" style:font-style-asian="italic" style:font-style-complex="italic"/>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2b95b9" style:font-style-asian="normal" style:font-style-complex="normal"/>
    </style:style>
    <style:style style:name="T11" style:family="text">
      <style:text-properties officeooo:rsid="004c9940"/>
    </style:style>
    <style:style style:name="T12" style:family="text">
      <style:text-properties officeooo:rsid="004df245"/>
    </style:style>
    <style:style style:name="T13" style:family="text">
      <style:text-properties officeooo:rsid="004fc30c"/>
    </style:style>
    <style:style style:name="T14" style:family="text">
      <style:text-properties officeooo:rsid="004fc706"/>
    </style:style>
    <style:style style:name="T15" style:family="text">
      <style:text-properties officeooo:rsid="0053b062"/>
    </style:style>
    <style:style style:name="T16" style:family="text">
      <style:text-properties officeooo:rsid="005832bf"/>
    </style:style>
    <style:style style:name="T17" style:family="text">
      <style:text-properties officeooo:rsid="00585e87"/>
    </style:style>
    <style:style style:name="T18" style:family="text">
      <style:text-properties officeooo:rsid="0058892f"/>
    </style:style>
    <style:style style:name="T19" style:family="text">
      <style:text-properties officeooo:rsid="0059aa7d"/>
    </style:style>
    <style:style style:name="T20" style:family="text">
      <style:text-properties officeooo:rsid="0067b8fb"/>
    </style:style>
    <style:style style:name="T21" style:family="text">
      <style:text-properties officeooo:rsid="006846cf"/>
    </style:style>
    <style:style style:name="T22" style:family="text">
      <style:text-properties officeooo:rsid="006b846f"/>
    </style:style>
    <style:style style:name="T23" style:family="text">
      <style:text-properties officeooo:rsid="006d1d2f"/>
    </style:style>
    <style:style style:name="T24" style:family="text">
      <style:text-properties officeooo:rsid="0073b3e2"/>
    </style:style>
    <style:style style:name="T25" style:family="text">
      <style:text-properties officeooo:rsid="00815805"/>
    </style:style>
    <style:style style:name="T26" style:family="text">
      <style:text-properties officeooo:rsid="0081611e"/>
    </style:style>
    <style:style style:name="T27" style:family="text">
      <style:text-properties officeooo:rsid="00827522"/>
    </style:style>
    <style:style style:name="T28" style:family="text">
      <style:text-properties officeooo:rsid="00848c7d"/>
    </style:style>
    <style:style style:name="T29" style:family="text">
      <style:text-properties officeooo:rsid="00865df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Oppgave 1a - 5 poeng</text:h>
      <text:p text:style-name="P29">Beskriv hvordan en kunde involveres i et IT-utviklingsprosjekt ut fra følgende metodikker:</text:p>
      <text:list xml:id="list240576086" text:style-name="L2">
        <text:list-item>
          <text:p text:style-name="P16">Scrum:</text:p>
        </text:list-item>
      </text:list>
      <text:p text:style-name="P18">I et utviklingsprosjekt som bruker Scrum-metodikken, involveres kunden aktivt gjennom <text:span text:style-name="T24">regelmessig</text:span> og direkte kontakt med alle teammedlemmer. Dette <text:span text:style-name="T24">innebærer</text:span> kundeintervjuer, diskusjoner om produktfunksjonalitet, brukertesting og andre former for dialog. <text:span text:style-name="T24">Målet med </text:span>disse aktivitetene er at teamet får en <text:span text:style-name="T24">dypere</text:span> forståelse av kundens behov og <text:span text:style-name="T24">sikre</text:span> at prosjektet <text:span text:style-name="T24">forblir på riktig kurs.</text:span></text:p>
      <text:p text:style-name="P18">Kundens <text:span text:style-name="T24">aktive deltakelse</text:span> i prosessen er viktig for å unngå motstridende og overlappende ønsker fra ulike interessenter. Da kunden ofte består av flere <text:span text:style-name="T24">individer</text:span> med variert behov og ideer, gir den kontinuerlig kontakten muligheter for å identifisere og løse eventuelle utfordringer tidlig <text:span text:style-name="T24">i prosessen</text:span>.</text:p>
      <text:p text:style-name="P17"/>
      <text:list xml:id="list1590522189" text:style-name="L3">
        <text:list-item>
          <text:p text:style-name="P24"><text:span text:style-name="T10">E</text:span><text:span text:style-name="T9">xtreme programming:</text:span></text:p>
        </text:list-item>
      </text:list>
      <text:p text:style-name="P19">I Extreme programming(XP) <text:span text:style-name="T22">involveres kunden aktivt i IT-utviklingsprosjekt. Kunden kan være en person eller flere personer, ideelt sett noen som har god kjennskap til virksomhetens og prosjektets behov. Det anbefales også at kunden skal være en sluttbruker. Kundens rolle inkluderer å sette kravene(ut ifra user stories), utføre kvalitetskontroll og bestemme prioriteringer for å styre prosjektet. </text:span></text:p>
      <text:p text:style-name="P19"><text:span text:style-name="T22">Kunden forventes å være tilgjengelig for å svare på spørsmål og gi kontinuerlig tilbakemelding gjennom hele utviklingsprosessen. Extreme Programming(XP) </text:span><text:span text:style-name="T23">legger </text:span><text:span text:style-name="T22">stor vekt på </text:span><text:span text:style-name="T23">denne kontinuerlige tilbakemeldingsprosessen fra kunden, der de ikke bare svarer på spørsmål, men aktivt er involvert i evaluering og retning underveis.</text:span></text:p>
      <text:p text:style-name="P20"/>
      <text:list xml:id="list3948726946" text:style-name="L4">
        <text:list-item>
          <text:p text:style-name="P23">Ikke smidig metodikk:</text:p>
        </text:list-item>
      </text:list>
      <text:p text:style-name="P25"><text:span text:style-name="T2">I </text:span><text:span text:style-name="T1">selskaper som </text:span><text:span text:style-name="T4">ikke benytter seg av smidig metodikk, er kundens deltakelse </text:span><text:span text:style-name="T7">som regel</text:span><text:span text:style-name="T4"> begrenset til starten og slutten av et IT-utviklingsprosjekt. I begynnelsen er kunden veldig involvert i presentasjonen av prosjektkrav og mål, </text:span><text:span text:style-name="T5">som karakteriseres som «Big Upfront» IT-utvikling</text:span><text:span text:style-name="T4">. Kunden kan også delta i planlegging og godkjenning av design og spesifikasjoner.</text:span></text:p>
      <text:p text:style-name="P25"><text:span text:style-name="T4"/></text:p>
      <text:p text:style-name="P26"><text:span text:style-name="T4">K</text:span><text:span text:style-name="T1">unden vil oppleve en veldig redusert grad av involvering i midten av prosjektet. Etter å ha investert mye tid i startfasen, må kunden vente til prosjektet er fullført før de blir bedt om å evaluere om produktet oppfyller kravene gjennom «acceptance testing».</text:span></text:p>
      <text:p text:style-name="P26"><text:span text:style-name="T1">Denne tilnærmingen til et IT-utviklingsprosjekt føre</text:span><text:span text:style-name="T8">r</text:span><text:span text:style-name="T1"> til mindre fleksibilitet og begrense</text:span><text:span text:style-name="T8">r</text:span><text:span text:style-name="T1"> kundens mulighet til å </text:span><text:span text:style-name="T6">påvirke prosjektets retning. </text:span><text:span text:style-name="T8">Dette </text:span><text:span text:style-name="T6">kan være fint for utviklerne da </text:span><text:span text:style-name="T8">e</text:span><text:span text:style-name="T6">ndringer er </text:span><text:soft-page-break/><text:span text:style-name="T6">distraherende og vil sakke de ned prosjektet. </text:span><text:span text:style-name="T8">I midlertidig er </text:span><text:span text:style-name="T6">det på bekostningen av kunden da det er umulig å vite alt i forveien. </text:span><text:span text:style-name="T8">F</text:span><text:span text:style-name="T6">eil og mangler </text:span><text:span text:style-name="T8">vil oppdages</text:span><text:span text:style-name="T6"> på slutten hvor </text:span><text:span text:style-name="T8">e</text:span><text:span text:style-name="T6">ndring vil koste langt mer enn de hadde oppdaget det her før tidlig.</text:span></text:p>
      <text:p text:style-name="P25"><text:span text:style-name="T3"/></text:p>
      <text:list xml:id="list1759941910" text:style-name="L5">
        <text:list-item>
          <text:p text:style-name="P27"><text:span text:style-name="T3">C</text:span><text:span text:style-name="T1">ase-oppgaven</text:span></text:p>
        </text:list-item>
      </text:list>
      <text:p text:style-name="P21">I case-oppgaven i emne 2 har kunden vært aktivt involvert i prosjektet vårt. Vi opprettholdt ukentlig kontakt med kunden, der vi regelmessig viste frem den aktuelle fremgangen, diskuterte kundens preferanser og tilbakemeldinger, samt identifiserte hva de ønsket videre. Dette ble vår tilnærming til iterasjoner, der vi bevisst valgte å unngå bruk av sprint backloggen. Dette ble gjort på grunn av vår manglende erfaring, som gjorde det utfordrende å anslå realistiske tidsrammer.</text:p>
      <text:p text:style-name="P21"/>
      <text:p text:style-name="P21">I vår gruppe initierte vi hver dag med å klargjøre vårt fokus, etterfulgt av tett samarbeid. Vi benyttet oss ofte av par-programmering og opprettholdt hyppig kommunikasjon gjennom spørsmål og tilbakemeldinger. Dette ble gjennomført i et åpent miljø for å gi muligheter for innspill fra alle medlemmer. </text:p>
      <text:p text:style-name="P21"/>
      <text:p text:style-name="P21">Det ble tidlig i prosjektet bestemt at vi skulle følge smidige prinsipper, basert på vår positiv oppfatning av metodikken og troen på at den kunne være til nytte. Min refleksjon over prosjektets forløp indikerer at det gikk greit. Til tross for vår relativt korte erfaring med smidig prinsipper, gjorde vi vårt beste. Likevel, støtte vi på utfordringer knyttet til samarbeid og kommunikasjon, <text:span text:style-name="T20">spesielt når det gjaldt å bli enige om prosjektdetaljer og utseende. Videre opplevde vi utfordringer med felles kodeeierskap, der noen endret andre kode uten full forståelse og uten å overholde det arki</text:span><text:span text:style-name="T21">tektoniske mønsteret som var satt. Implementering av en regresjonstest-suite kunne ha spart oss tid ved å fange opp slike endringer.</text:span></text:p>
      <text:p text:style-name="P22"/>
      <text:p text:style-name="P8"/>
      <text:p text:style-name="P7"/>
      <text:p text:style-name="P1"/>
      <text:p text:style-name="P1"/>
      <text:p text:style-name="P2"/>
      <text:p text:style-name="P1"/>
      <text:p text:style-name="P1"/>
      <text:p text:style-name="P3">Oppgave 2b</text:p>
      <text:list xml:id="list2876997107" text:style-name="L6">
        <text:list-item>
          <text:p text:style-name="P9">Modell 1:</text:p>
        </text:list-item>
      </text:list>
      <text:p text:style-name="P10"><text:soft-page-break/>"En fordel med denne modellen er at den er lett å lese og kort. Modellen er delt inn i to; spillerdata og kategoridata. Kategorilisten inneholder kategorinavnet, poengene som er tildelt i den kategorien, og hvilken del av Yatzy-poengarket de tilhører. Denne oppdelingen gir modellen klarhet for andre som eventuelt måtte arbeide med den, enten det gjelder utvidelse eller vedlikehold. Hvis du skulle implementere 'view' og 'controller' med denne modellen, ville det være enkelt å få tilgang til den nødvendige informasjonen, og funksjonene ville bli tydelige. I tillegg gir modellen et solid grunnlag hvis du ønsker å lage et Yatzy-spill, da den er lett å tilpasse for ulike egenskaper du måtte ønske."</text:p>
      <text:p text:style-name="P10"><text:span text:style-name="T15">// En ulempe er at det er litt vanskeligere å legge til en spiller enn modell 2.</text:span></text:p>
      <text:list xml:id="list1055848813" text:style-name="L8">
        <text:list-item>
          <text:p text:style-name="P13">Modell 2:</text:p>
        </text:list-item>
      </text:list>
      <text:p text:style-name="P14">En fordel med denne modellen er at den <text:span text:style-name="T16">spiller fokusert</text:span>, <text:span text:style-name="T17">hvor hver spiller har sitt eget poeng-ark med de individuelle kategoriene og tilhørende poeng. </text:span><text:span text:style-name="T18">Det gjør det enklere å få tak i den enkelte spilleren sine poeng.</text:span></text:p>
      <text:p text:style-name="P15"><text:span text:style-name="T13">Modellen er rask å tegne opp, gir god oversikt over spilleren og det er enkelt </text:span><text:span text:style-name="T19">å</text:span><text:span text:style-name="T13"> legge til spillere. </text:span></text:p>
      <text:p text:style-name="P15"><text:span text:style-name="T14">// En ulempe med denne modellen er at jeg fant den vanskeligere å tegne opp, og at den er allerede lang med kun tre spillere.</text:span></text:p>
      <text:p text:style-name="P3"/>
      <text:p text:style-name="P3"/>
      <text:p text:style-name="P4">Oppgave 1b:</text:p>
      <text:list xml:id="list1480600947" text:style-name="L7">
        <text:list-item>
          <text:p text:style-name="P11">Smidig:</text:p>
        </text:list-item>
      </text:list>
      <text:p text:style-name="P28">Oppgaver i smidig metodikk kommer fra en «sprint backlog» og er en oversikt over «user stories» de og kunden har blitt enig om skal prioriteres og som kan fullføres iløpet av en sprint.</text:p>
      <text:p text:style-name="P28">I smidig metodikk <text:span text:style-name="T28">strever</text:span> <text:span text:style-name="T29">man</text:span> <text:span text:style-name="T29">etter </text:span>kryss-functionelle-lag, som er håpet at alle i utvikler laget er like og neste oppgave i sprint backloggen deles ut til neste ledige utvikler. <text:span text:style-name="T27">Ideen er god, men vi har alle ulike ferdigheter og ekspertise så det kan lønne seg å vente til eksperten på det område er ledig og du tar oppgaven neste i rekken.</text:span></text:p>
      <text:p text:style-name="P4"/>
      <text:p text:style-name="P4"/>
      <text:p text:style-name="P4"/>
      <text:p text:style-name="P4"/>
      <text:p text:style-name="P4"/>
      <text:p text:style-name="P5">I smidig metodikk er det som er essensielt til at produktet utviklet skal være en suksess kalt «Produkt Backlog», <text:span text:style-name="T25">f</text:span><text:span text:style-name="T12">or at sprinter skal være korte så blir «Produkt Backlog» delt opp til mindre </text:span><text:span text:style-name="T26">oppgaver</text:span><text:span text:style-name="T12"> kalt «Sprint Backlog», som </text:span><text:span text:style-name="T26">de tror kan fullføres iløpet av en sprint </text:span></text:p>
      <text:p text:style-name="P4"/>
      <text:p text:style-name="P4"><text:soft-page-break/>I smidig metodikk <text:span text:style-name="T11">velger utviklerne oppgaver ut ifra en «task list» også kjent som «sprint backlog» i Scrum. Sprint backlog er en del av produkt backloggen, for at iterasjoner skal være korte og mulig å fullfør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b" fo:country="N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3T14:07:16.044000000</meta:creation-date>
    <meta:editing-duration>P2DT8H9M16S</meta:editing-duration>
    <meta:editing-cycles>56</meta:editing-cycles>
    <meta:generator>LibreOffice/7.3.3.2$Windows_X86_64 LibreOffice_project/d1d0ea68f081ee2800a922cac8f79445e4603348</meta:generator>
    <dc:date>2023-11-10T14:50:17.042000000</dc:date>
    <meta:document-statistic meta:table-count="0" meta:image-count="0" meta:object-count="0" meta:page-count="4" meta:paragraph-count="30" meta:word-count="1015" meta:character-count="6435" meta:non-whitespace-character-count="5453"/>
  </office:meta>
</office:document-meta>
</file>